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Version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tVersion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tVersion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ntVersion.setAtLeast( String atLe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ersion.getVers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tVersion.setExactly( String exact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ersion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ersion.setProperty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ersion.getExa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Version.getAtLe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